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DefinitionImpl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sAuto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getOnParen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temDefinitionImpl.getDeclaring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sManda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DefinitionImpl.ItemDefinitionImpl( Item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